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0af6db" officeooo:paragraph-rsid="000af6db"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style:text-underline-style="solid" style:text-underline-width="auto" style:text-underline-color="font-color" fo:font-weight="bold" officeooo:rsid="000af6db" officeooo:paragraph-rsid="000af6db" style:font-size-asian="14pt" style:font-weight-asian="bold" style:font-size-complex="14pt" style:font-weight-complex="bold"/>
    </style:style>
    <style:style style:name="P3" style:family="paragraph" style:parent-style-name="Standard">
      <style:paragraph-properties fo:text-align="start" style:justify-single-word="false"/>
      <style:text-properties fo:font-size="14pt" style:text-underline-style="none" fo:font-weight="bold" officeooo:rsid="000af6db" officeooo:paragraph-rsid="000af6db"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3pt" style:text-underline-style="solid" style:text-underline-width="auto" style:text-underline-color="font-color" fo:font-weight="bold" officeooo:rsid="000af6db" officeooo:paragraph-rsid="000af6db" style:font-size-asian="13pt" style:font-weight-asian="bold" style:font-size-complex="13pt" style:font-weight-complex="bold"/>
    </style:style>
    <style:style style:name="P5" style:family="paragraph" style:parent-style-name="Standard">
      <style:paragraph-properties fo:text-align="start" style:justify-single-word="false"/>
      <style:text-properties fo:font-size="13pt" style:text-underline-style="solid" style:text-underline-width="auto" style:text-underline-color="font-color" fo:font-weight="bold" officeooo:rsid="000e0fcc" officeooo:paragraph-rsid="000e0fcc" style:font-size-asian="13pt" style:font-weight-asian="bold" style:font-size-complex="13pt" style:font-weight-complex="bold"/>
    </style:style>
    <style:style style:name="P6" style:family="paragraph" style:parent-style-name="Standard">
      <style:paragraph-properties fo:text-align="start" style:justify-single-word="false"/>
      <style:text-properties fo:font-size="13pt" style:text-underline-style="solid" style:text-underline-width="auto" style:text-underline-color="font-color" fo:font-weight="bold" officeooo:rsid="000fd599" officeooo:paragraph-rsid="000fd599" style:font-size-asian="13pt" style:font-weight-asian="bold" style:font-size-complex="13pt" style:font-weight-complex="bold"/>
    </style:style>
    <style:style style:name="P7" style:family="paragraph" style:parent-style-name="Standard">
      <style:paragraph-properties fo:text-align="start" style:justify-single-word="false"/>
      <style:text-properties fo:font-size="13pt" style:text-underline-style="solid" style:text-underline-width="auto" style:text-underline-color="font-color" fo:font-weight="bold" officeooo:rsid="00127429" officeooo:paragraph-rsid="00127429" style:font-size-asian="13pt" style:font-weight-asian="bold" style:font-size-complex="13pt" style:font-weight-complex="bold"/>
    </style:style>
    <style:style style:name="P8" style:family="paragraph" style:parent-style-name="Standard">
      <style:paragraph-properties fo:text-align="start" style:justify-single-word="false"/>
      <style:text-properties fo:font-size="13pt" style:text-underline-style="none" fo:font-weight="bold" officeooo:rsid="000af6db" officeooo:paragraph-rsid="000af6db" style:font-size-asian="13pt" style:font-weight-asian="bold" style:font-size-complex="13pt" style:font-weight-complex="bold"/>
    </style:style>
    <style:style style:name="P9" style:family="paragraph" style:parent-style-name="Standard">
      <style:paragraph-properties fo:text-align="start" style:justify-single-word="false"/>
      <style:text-properties fo:font-size="13pt" style:text-underline-style="none" fo:font-weight="bold" officeooo:rsid="000e0fcc" officeooo:paragraph-rsid="000e0fcc"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none" fo:font-weight="bold" officeooo:rsid="00144cb3" officeooo:paragraph-rsid="00144cb3"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style:text-underline-style="none" fo:font-weight="bold" officeooo:rsid="000fd599" officeooo:paragraph-rsid="000fd599"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none" fo:font-weight="bold" officeooo:rsid="001171cb" officeooo:paragraph-rsid="000fd599"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none" fo:font-weight="bold" officeooo:rsid="00127429" officeooo:paragraph-rsid="00127429"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144cb3" officeooo:paragraph-rsid="00144cb3" style:font-size-asian="13pt" style:font-weight-asian="bold" style:font-size-complex="13pt" style:font-weight-complex="bold"/>
    </style:style>
    <style:style style:name="P15" style:family="paragraph" style:parent-style-name="Standard">
      <style:paragraph-properties fo:text-align="start" style:justify-single-word="false"/>
      <style:text-properties fo:font-size="13pt" style:text-underline-style="none" fo:font-weight="bold" officeooo:rsid="0015abf1" officeooo:paragraph-rsid="0015abf1" style:font-size-asian="13pt" style:font-weight-asian="bold" style:font-size-complex="13pt" style:font-weight-complex="bold"/>
    </style:style>
    <style:style style:name="P16" style:family="paragraph" style:parent-style-name="Standard">
      <style:paragraph-properties fo:text-align="start" style:justify-single-word="false"/>
      <style:text-properties fo:font-size="13pt" style:text-underline-style="none" fo:font-weight="bold" officeooo:rsid="0015abf1" officeooo:paragraph-rsid="0017431b" style:font-size-asian="13pt" style:font-weight-asian="bold" style:font-size-complex="13pt" style:font-weight-complex="bold"/>
    </style:style>
    <style:style style:name="P17" style:family="paragraph" style:parent-style-name="Standard">
      <style:paragraph-properties fo:text-align="start" style:justify-single-word="false"/>
      <style:text-properties fo:font-size="13pt" style:text-underline-style="none" fo:font-weight="bold" officeooo:rsid="00183439" officeooo:paragraph-rsid="00183439" style:font-size-asian="13pt" style:font-weight-asian="bold" style:font-size-complex="13pt" style:font-weight-complex="bold"/>
    </style:style>
    <style:style style:name="P18" style:family="paragraph" style:parent-style-name="Standard">
      <style:paragraph-properties fo:text-align="start" style:justify-single-word="false"/>
      <style:text-properties fo:font-size="13pt" style:text-underline-style="none" fo:font-weight="bold" officeooo:rsid="00192726" officeooo:paragraph-rsid="00192726" style:font-size-asian="13pt" style:font-weight-asian="bold" style:font-size-complex="13pt" style:font-weight-complex="bold"/>
    </style:style>
    <style:style style:name="P19" style:family="paragraph" style:parent-style-name="Standard">
      <style:paragraph-properties fo:text-align="start" style:justify-single-word="false"/>
      <style:text-properties fo:font-size="13pt" style:text-underline-style="none" fo:font-weight="bold" officeooo:rsid="001a572b" officeooo:paragraph-rsid="001a572b"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style:text-underline-style="solid" style:text-underline-width="auto" style:text-underline-color="font-color" fo:font-weight="bold" officeooo:rsid="000fd599" officeooo:paragraph-rsid="000fd599" style:font-size-asian="13pt" style:font-weight-asian="bold" style:font-size-complex="13pt" style:font-weight-complex="bold"/>
    </style:style>
    <style:style style:name="P21"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abf1" officeooo:paragraph-rsid="0015abf1" style:font-size-asian="13pt" style:font-weight-asian="bold" style:font-size-complex="13pt" style:font-weight-complex="bold"/>
    </style:style>
    <style:style style:name="P22" style:family="paragraph" style:parent-style-name="Standard">
      <style:paragraph-properties fo:text-align="start" style:justify-single-word="false"/>
      <style:text-properties fo:font-size="13pt" style:text-underline-style="solid" style:text-underline-width="auto" style:text-underline-color="font-color" fo:font-weight="bold" officeooo:rsid="0015abf1" officeooo:paragraph-rsid="001a572b" style:font-size-asian="13pt" style:font-weight-asian="bold" style:font-size-complex="13pt" style:font-weight-complex="bold"/>
    </style:style>
    <style:style style:name="P23" style:family="paragraph" style:parent-style-name="Standard">
      <style:paragraph-properties fo:text-align="start" style:justify-single-word="false"/>
      <style:text-properties fo:font-size="13pt" style:text-underline-style="solid" style:text-underline-width="auto" style:text-underline-color="font-color" fo:font-weight="bold" officeooo:rsid="00183439" officeooo:paragraph-rsid="00183439" style:font-size-asian="13pt" style:font-weight-asian="bold" style:font-size-complex="13pt" style:font-weight-complex="bold"/>
    </style:style>
    <style:style style:name="T1" style:family="text">
      <style:text-properties style:text-underline-style="none"/>
    </style:style>
    <style:style style:name="T2" style:family="text">
      <style:text-properties style:text-underline-style="none" officeooo:rsid="000b328a"/>
    </style:style>
    <style:style style:name="T3" style:family="text">
      <style:text-properties style:text-underline-style="none" officeooo:rsid="001171cb"/>
    </style:style>
    <style:style style:name="T4" style:family="text">
      <style:text-properties style:text-underline-style="none" officeooo:rsid="00127429"/>
    </style:style>
    <style:style style:name="T5" style:family="text">
      <style:text-properties fo:color="#ce181e" style:text-underline-style="solid" style:text-underline-width="auto" style:text-underline-color="font-color"/>
    </style:style>
    <style:style style:name="T6" style:family="text">
      <style:text-properties fo:color="#ce181e" style:text-underline-style="solid" style:text-underline-width="auto" style:text-underline-color="font-color" officeooo:rsid="0015abf1"/>
    </style:style>
    <style:style style:name="T7" style:family="text">
      <style:text-properties fo:color="#ce181e" style:text-underline-style="solid" style:text-underline-width="auto" style:text-underline-color="font-color" officeooo:rsid="0017431b"/>
    </style:style>
    <style:style style:name="T8" style:family="text">
      <style:text-properties officeooo:rsid="0017431b"/>
    </style:style>
    <style:style style:name="T9" style:family="text">
      <style:text-properties officeooo:rsid="001a572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au de bord</text:p>
      <text:p text:style-name="P1"/>
      <text:p text:style-name="P2">Lundi 27 Mai<text:span text:style-name="T1"> :</text:span></text:p>
      <text:p text:style-name="P3"/>
      <text:p text:style-name="P8">Elaboration de la maquette via Balsamiq</text:p>
      <text:p text:style-name="P8">Entretien téléphonique avec le responsable </text:p>
      <text:p text:style-name="P8"/>
      <text:p text:style-name="P2">Mardi 28 Mai<text:span text:style-name="T1"> :</text:span></text:p>
      <text:p text:style-name="P3"/>
      <text:p text:style-name="P8">Ajustement de la maquette via Balsamiq</text:p>
      <text:p text:style-name="P8">Entretien téléphonique et correspondance par mail avec le responsable</text:p>
      <text:p text:style-name="P8">Choix du background du site</text:p>
      <text:p text:style-name="P8"/>
      <text:p text:style-name="P8"/>
      <text:p text:style-name="P2">Mercredi 29 Mai<text:span text:style-name="T1"> :</text:span></text:p>
      <text:p text:style-name="P3"/>
      <text:p text:style-name="P8">Création des pages Accueil + bouton entrer/ La chatterie / Contact</text:p>
      <text:p text:style-name="P4"><text:span text:style-name="T1">Création du menu </text:span><text:span text:style-name="T2">et mise en place sur les 3 pages crées</text:span></text:p>
      <text:p text:style-name="P8">Délimitation <text:s/>des éléments sous formes de paragraphes et sections</text:p>
      <text:p text:style-name="P8">Ajout d’une partie du contenu pour les trois pages sans trop de mise en forme pour le moment</text:p>
      <text:p text:style-name="P8"/>
      <text:p text:style-name="P5">Vendredi 31 Mai <text:span text:style-name="T1">: </text:span></text:p>
      <text:p text:style-name="P9"/>
      <text:p text:style-name="P9">Travail contenu page contact : Insertion plan map et mise en place du formulaire </text:p>
      <text:p text:style-name="P9">Problème rencontré : Difficulté à mettre en place un espace entre deux cellules suite à l’ajout du ‘ -sm ‘ pour rendre les espaces de saisie moins grand. Problème résolu avec une feuille css.</text:p>
      <text:p text:style-name="P9"/>
      <text:p text:style-name="P6">Lundi 3 Juin <text:span text:style-name="T1">:</text:span></text:p>
      <text:p text:style-name="P11"/>
      <text:p text:style-name="P6"><text:span text:style-name="T1">Intégration de photos pour tester un effet zoom au survol sur photos. </text:span><text:span text:style-name="T3">Mise en place sur la page par utilisation de la méthode flex.</text:span></text:p>
      <text:p text:style-name="P7"><text:span text:style-name="T3">R</text:span><text:span text:style-name="T1">echerche de documentation pour mes pages de demain concernant des effets et du design à intégrer sur le reste du site.</text:span></text:p>
      <text:p text:style-name="P12"/>
      <text:p text:style-name="P6">Mardi 4 Juin <text:span text:style-name="T1">:</text:span></text:p>
      <text:p text:style-name="P11"/>
      <text:p text:style-name="P13">J’ai ajusté la taille des photos des chats pour les rendre identiques à la fois sur la page mâles et femelles. </text:p>
      <text:p text:style-name="P6"><text:span text:style-name="T1">Création d’un modal bootstrap pour permettre d’éviter le scroll page avec le formulaire. Ajout d’un footer dans le formulaire via le modal ainsi que des boutons radios de présentation pour les professionnels et particuliers. </text:span><text:span text:style-name="T4">A</text:span><text:span text:style-name="T1">justement à faire par la suite en terme de présentation et de champs.</text:span></text:p>
      <text:p text:style-name="P11"/>
      <text:p text:style-name="P6"/>
      <text:p text:style-name="P6"/>
      <text:p text:style-name="P6"/>
      <text:p text:style-name="P6"><text:soft-page-break/>Mercredi 5 Juin <text:span text:style-name="T1">:</text:span></text:p>
      <text:p text:style-name="P9"/>
      <text:p text:style-name="P10">Création d’un cadre de présentation pour les saillies : titre , texte d’accroche et bouton d’accès au formulaire boostrap.</text:p>
      <text:p text:style-name="P10"/>
      <text:p text:style-name="P10">Tentative d’adaptation du cadre page mâles sur la page d’accueil : difficulté rencontrée pour adapter le cadre en inversant les effets. <text:span text:style-name="T5">Pas</text:span><text:span text:style-name="T6"> résolu pour le moment.</text:span></text:p>
      <text:p text:style-name="P10"/>
      <text:p text:style-name="P21">Jeudi 6 Juin :</text:p>
      <text:p text:style-name="P15"/>
      <text:p text:style-name="P16">Tente d’intégrer le texte de la page ‘’la race’’  dans un scrollspy les section se structurent correctement <text:span text:style-name="T8">néanmoins</text:span> difficultés à intégrer le JS . Je vais avoir besoin d’un coup de main <text:span text:style-name="T8">en dépit de tous mes efforts cela ne fonctionne pas</text:span>. <text:span text:style-name="T8">Mise en place d’un sous menu en m’inspirant d’un scrollspy « nested » intégration d’une photo à la place du titre dans la section à gauche et partie droite des lien vers une page (7 liens). </text:span><text:span text:style-name="T7">Attention image non responsive</text:span><text:span text:style-name="T5">.</text:span></text:p>
      <text:p text:style-name="P21"/>
      <text:p text:style-name="P21">Vendredi 7 Juin :</text:p>
      <text:p text:style-name="P21"/>
      <text:p text:style-name="P23"><text:span text:style-name="T1">Mise en place des caroussels section chatons disponibles. Problèmes rencontrés : dupliquer les caroussels et les ajouter fait disfonctionner les boutons. Les boutons n’interagissent que sur les caroussels de la première ligne , les autres fonctionnent sur des images qui ne leur correspondent pas.</text:span></text:p>
      <text:p text:style-name="P21"/>
      <text:p text:style-name="P21">mardi 11Juin :</text:p>
      <text:p text:style-name="P21"/>
      <text:p text:style-name="P17">Résolu , il faut changer les ID «  <text:s/>id="carouselExampleControls6 » et le « href="#carouselExampleControls6" » en ajoutant un numéro qui soit le même par caroussel mais différent des autres.</text:p>
      <text:p text:style-name="P17"/>
      <text:p text:style-name="P18">Mise en place d’un bouton retour pour retourner au menu précédant page chaton et un bouton réserver qui mène à accueil.</text:p>
      <text:p text:style-name="P18"/>
      <text:p text:style-name="P18">Mise en place d’un cadre pour la partie CDV du contenu et un bouton retour menu precedant.</text:p>
      <text:p text:style-name="P21"/>
      <text:p text:style-name="P21">Mercredi 12 Juin :</text:p>
      <text:p text:style-name="P21"/>
      <text:p text:style-name="P19">Page retraités , mise en place d’une partie du contenu dans des container avec intégration de caroussel à gauche et texte à droite . Le tout responsif. Petits détails à voir avec Bruno.</text:p>
      <text:p text:style-name="P21"/>
      <text:p text:style-name="P21">Jeudi 13 Juin :</text:p>
      <text:p text:style-name="P21"/>
      <text:p text:style-name="P21">Vendredi 14 Juin :</text:p>
      <text:p text:style-name="P21"/>
      <text:p text:style-name="P22"><text:span text:style-name="T9">Lundi</text:span> 1<text:span text:style-name="T9">7</text:span> Juin :</text:p>
      <text:p text:style-name="P21"/>
      <text:p text:style-name="P21"><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9T19:02:32.200022630</meta:creation-date>
    <dc:date>2019-06-17T14:32:38.253200613</dc:date>
    <meta:editing-duration>PT1H33M1S</meta:editing-duration>
    <meta:editing-cycles>11</meta:editing-cycles>
    <meta:generator>LibreOffice/6.0.7.3$Linux_X86_64 LibreOffice_project/00m0$Build-3</meta:generator>
    <meta:document-statistic meta:table-count="0" meta:image-count="0" meta:object-count="0" meta:page-count="3" meta:paragraph-count="38" meta:word-count="571" meta:character-count="3282" meta:non-whitespace-character-count="2741"/>
  </office:meta>
</office:document-meta>
</file>